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9a9" officeooo:paragraph-rsid="001879a9"/>
    </style:style>
    <style:style style:name="P2" style:family="paragraph" style:parent-style-name="Standard">
      <style:text-properties officeooo:rsid="001879a9" officeooo:paragraph-rsid="001b2ee3"/>
    </style:style>
    <style:style style:name="P3" style:family="paragraph" style:parent-style-name="Standard">
      <style:text-properties fo:font-weight="normal" officeooo:rsid="001879a9" officeooo:paragraph-rsid="001b2ee3" style:font-weight-asian="normal" style:font-weight-complex="normal"/>
    </style:style>
    <style:style style:name="P4" style:family="paragraph" style:parent-style-name="Standard">
      <style:text-properties fo:font-weight="normal" officeooo:rsid="0023ffc0" officeooo:paragraph-rsid="0023ffc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1<text:line-break/><text:line-break/>Скрипти створення Stage зони</text:p>
      <text:p text:style-name="P1"><text:line-break/>CREATE TABLE "Disney" (</text:p>
      <text:p text:style-name="P1"><text:s text:c="2"/>"Id" INTEGER,</text:p>
      <text:p text:style-name="P1"><text:s text:c="2"/>"show_id" TEXT,</text:p>
      <text:p text:style-name="P1"><text:s text:c="2"/>"type" TEXT,</text:p>
      <text:p text:style-name="P1"><text:s text:c="2"/>"title" TEXT,</text:p>
      <text:p text:style-name="P1"><text:s text:c="2"/>"director" TEXT,</text:p>
      <text:p text:style-name="P1"><text:s text:c="2"/>"cast" TEXT,</text:p>
      <text:p text:style-name="P1"><text:s text:c="2"/>"country" TEXT,</text:p>
      <text:p text:style-name="P1"><text:s text:c="2"/>"date_added" TEXT,</text:p>
      <text:p text:style-name="P1"><text:s text:c="2"/>"release_year" INTEGER,</text:p>
      <text:p text:style-name="P1"><text:s text:c="2"/>"rating" TEXT,</text:p>
      <text:p text:style-name="P1"><text:s text:c="2"/>"duration" TEXT,</text:p>
      <text:p text:style-name="P1"><text:s text:c="2"/>"listed_in" TEXT,</text:p>
      <text:p text:style-name="P1"><text:s text:c="2"/>"description" TEXT</text:p>
      <text:p text:style-name="P1">)</text:p>
      <text:p text:style-name="P1"/>
      <text:p text:style-name="P1">CREATE TABLE "Languages" (</text:p>
      <text:p text:style-name="P1"><text:s text:c="2"/>"Id" INTEGER,</text:p>
      <text:p text:style-name="P1"><text:s text:c="2"/>"Unnamed: 0" INTEGER,</text:p>
      <text:p text:style-name="P1"><text:s text:c="2"/>"Wikipedia.Language.Code" TEXT,</text:p>
      <text:p text:style-name="P1"><text:s text:c="2"/>"Language.name..English." TEXT,</text:p>
      <text:p text:style-name="P1"><text:s text:c="2"/>"Language.name..native." TEXT,</text:p>
      <text:p text:style-name="P1"><text:s text:c="2"/>"Last.Updated" TEXT</text:p>
      <text:p text:style-name="P1">)</text:p>
      <text:p text:style-name="P1"/>
      <text:p text:style-name="P1">CREATE TABLE "Netflix" (</text:p>
      <text:p text:style-name="P1"><text:s text:c="2"/>"Id" INTEGER,</text:p>
      <text:p text:style-name="P1"><text:s text:c="2"/>"Title" TEXT,</text:p>
      <text:p text:style-name="P1"><text:s text:c="2"/>"Genre" TEXT,</text:p>
      <text:p text:style-name="P1"><text:s text:c="2"/>"Premiere" TEXT,</text:p>
      <text:p text:style-name="P1"><text:s text:c="2"/>"Runtime" INTEGER,</text:p>
      <text:p text:style-name="P1"><text:s text:c="2"/>"IMDB Score" REAL,</text:p>
      <text:p text:style-name="P1"><text:s text:c="2"/>"Language" TEXT</text:p>
      <text:p text:style-name="P1">)</text:p>
      <text:p text:style-name="P1"/>
      <text:p text:style-name="P2">Type, Title, Diorector, Cast, Country, Date_dpd, Release_year, Reting, Duration</text:p>
      <text:p text:style-name="P2"/>
      <text:p text:style-name="P3"><text:line-break/>CREATE TABLE "Actors" (</text:p>
      <text:p text:style-name="P3"><text:tab/>"Id"<text:tab/>INTEGER PRIMARY KEY AUTOINCREMENT,</text:p>
      <text:p text:style-name="P3"><text:tab/>"Actor"<text:tab/>TEXT NOT NULL</text:p>
      <text:p text:style-name="P3">);</text:p>
      <text:p text:style-name="P3"/>
      <text:p text:style-name="P3">CREATE TABLE "Countries" (</text:p>
      <text:p text:style-name="P3"><text:tab/>"Id"<text:tab/>INTEGER PRIMARY KEY AUTOINCREMENT,</text:p>
      <text:p text:style-name="P3"><text:tab/>"Country"<text:tab/>TEXT NOT NULL</text:p>
      <text:p text:style-name="P3">);</text:p>
      <text:p text:style-name="P3"/>
      <text:p text:style-name="P3"><text:soft-page-break/></text:p>
      <text:p text:style-name="P3">CREATE TABLE "Directors" (</text:p>
      <text:p text:style-name="P3"><text:tab/>"Id"<text:tab/>INTEGER PRIMARY KEY AUTOINCREMENT,</text:p>
      <text:p text:style-name="P3"><text:tab/>"Director"<text:tab/>TEXT NOT NULL</text:p>
      <text:p text:style-name="P3">);</text:p>
      <text:p text:style-name="P3"/>
      <text:p text:style-name="P3">CREATE TABLE "Genres" (</text:p>
      <text:p text:style-name="P3"><text:tab/>"Id"<text:tab/>INTEGER PRIMARY KEY AUTOINCREMENT,</text:p>
      <text:p text:style-name="P3"><text:tab/>"Genre"<text:tab/>TEXT NOT NULL</text:p>
      <text:p text:style-name="P3">);</text:p>
      <text:p text:style-name="P3"/>
      <text:p text:style-name="P3">CREATE TABLE "Types" (</text:p>
      <text:p text:style-name="P3"><text:tab/>"Id"<text:tab/>INTEGER PRIMARY KEY AUTOINCREMENT,</text:p>
      <text:p text:style-name="P3"><text:tab/>"Type"<text:tab/>TEXT NOT NULL</text:p>
      <text:p text:style-name="P3">);</text:p>
      <text:p text:style-name="P3"/>
      <text:p text:style-name="P3"/>
      <text:p text:style-name="P3">CREATE TABLE "<text:bookmark-start text:name="__DdeLink__138_1473242756"/>Release_date<text:bookmark-end text:name="__DdeLink__138_1473242756"/>" (</text:p>
      <text:p text:style-name="P3"><text:tab/>"Id"<text:tab/>INTEGER PRIMARY KEY AUTOINCREMENT,</text:p>
      <text:p text:style-name="P3"><text:tab/>"Release"<text:tab/>TEXT NOT NULL</text:p>
      <text:p text:style-name="P3">)</text:p>
      <text:p text:style-name="P3">CREATE TABLE "Languages" (</text:p>
      <text:p text:style-name="P3"><text:tab/>"Id"<text:tab/>INTEGER PRIMARY KEY AUTOINCREMENT,</text:p>
      <text:p text:style-name="P3"><text:tab/>"Lang_code"<text:tab/>TEXT,</text:p>
      <text:p text:style-name="P3"><text:tab/>"Lang_name"<text:tab/>TEXT,</text:p>
      <text:p text:style-name="P3"><text:tab/>"Lang_native_name"<text:tab/>TEXT</text:p>
      <text:p text:style-name="P3">)</text:p>
      <text:p text:style-name="P3"/>
      <text:p text:style-name="P4">При роботі з даними про мови виникла невеличка проблема. Так як датасет розрахований на англомовну аудиторію, самої англійської в ньому не було, тож довелось додати її вручну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52:20.809202581</meta:creation-date>
    <meta:generator>LibreOffice/6.4.7.2$Linux_X86_64 LibreOffice_project/40$Build-2</meta:generator>
    <dc:date>2022-04-22T15:36:35.960635208</dc:date>
    <meta:editing-duration>P1DT21H10M13S</meta:editing-duration>
    <meta:editing-cycles>8</meta:editing-cycles>
    <meta:document-statistic meta:table-count="0" meta:image-count="0" meta:object-count="0" meta:page-count="2" meta:paragraph-count="65" meta:word-count="212" meta:character-count="1551" meta:non-whitespace-character-count="1333"/>
  </office:meta>
</office:document-meta>
</file>